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Diamond" draw:marker-start-width="0.508cm" draw:marker-end="" draw:marker-end-width="0.508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2cm" svg:x="4.5cm" svg:y="3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5cm" svg:height="4cm" svg:x="4.5cm" svg:y="5cm">
          <text:p text:style-name="P2">- LEVELS<text:span text:style-name="T1">: int</text:span></text:p>
          <text:p text:style-name="P2">- <text:span text:style-name="T1">DELTA: double</text:span></text:p>
          <text:p text:style-name="P2">- intensity: int</text:p>
          <text:p text:style-name="P2">- switchedOn: boolea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1.5cm" svg:height="7cm" svg:x="4.5cm" svg:y="9cm">
          <text:p text:style-name="P2">+ Lamp()</text:p>
          <text:p text:style-name="P2">+ switchOn()</text:p>
          <text:p text:style-name="P2">+ switchOff()</text:p>
          <text:p text:style-name="P2">+ isSwitchedOn(): boolean</text:p>
          <text:p text:style-name="P2">- correctIntensity()</text:p>
          <text:p text:style-name="P2">+ setIntensity(value: double)</text:p>
          <text:p text:style-name="P2">+ dim()</text:p>
          <text:p text:style-name="P2">+ brighten()</text:p>
          <text:p text:style-name="P2">+ getIntensity(): doubl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cm" svg:height="2cm" svg:x="1.4cm" svg:y="17.4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5cm" svg:height="6.1cm" svg:x="1.4cm" svg:y="19.4cm">
          <text:p text:style-name="P2">Lamp()</text:p>
          <text:p text:style-name="P2">switchOn()</text:p>
          <text:p text:style-name="P2">switchOff()</text:p>
          <text:p text:style-name="P2">dim()</text:p>
          <text:p text:style-name="P2">brighten()</text:p>
          <text:p text:style-name="P2">setIntensity(value: double)</text:p>
          <text:p text:style-name="P2">getIntensity(): double</text:p>
          <text:p text:style-name="P2">isSwitchedOn(): boole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2cm" svg:x="12.9cm" svg:y="17.4cm">
          <text:p text:style-name="P1">TwoLampsDe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cm" svg:height="5.1cm" svg:x="12.9cm" svg:y="19.4cm">
          <text:p text:style-name="P2">TwoLampsDevice()</text:p>
          <text:p text:style-name="P2">getFirst():Lamp</text:p>
          <text:p text:style-name="P2">getSecond():Lamp</text:p>
          <text:p text:style-name="P2">switchOnBoth()</text:p>
          <text:p text:style-name="P2">switchOffBoth()</text:p>
          <text:p text:style-name="P2">ecoMode()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9cm" svg:y1="18.5cm" svg:x2="9.9cm" svg:y2="18.5cm">
          <text:p/>
        </draw:line>
        <draw:frame draw:style-name="gr3" draw:layer="layout" svg:width="0.853cm" svg:height="1.962cm" svg:x="10.1cm" svg:y="17.4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Diamond" svg:viewBox="0 0 3000 6000" svg:d="m1500 0 1500 3000-1500 3000-1500-300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5M34S</meta:editing-duration>
    <meta:editing-cycles>7</meta:editing-cycles>
    <meta:generator>LibreOffice/3.6$Linux_X86_64 LibreOffice_project/360m1$Build-2</meta:generator>
    <dc:date>2014-08-27T17:18:02</dc:date>
    <meta:document-statistic meta:object-count="9"/>
  </office:meta>
</office:document-meta>
</file>